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302cm" svg:height="2.032cm" svg:x="2.54cm" svg:y="6.096cm">
          <text:p text:style-name="P1">Rx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2.032cm" svg:x="22.86cm" svg:y="6.096cm">
          <text:p text:style-name="P1">Tx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032cm" svg:x="6.75cm" svg:y="6.096cm">
          <text:p text:style-name="P1">Interface</text:p>
          <text:p text:style-name="P1">Rx filt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54cm" svg:x="12.7cm" svg:y="5.842cm">
          <text:p text:style-name="P1">Digipeater</text:p>
          <text:p text:style-name="P1">source</text:p>
          <text:p text:style-name="P1">&lt;filter&gt;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8.034cm" svg:y="5.842cm">
          <text:p text:style-name="P1">Digipeater</text:p>
          <text:p text:style-name="P1">Tx Interface</text:p>
          <text:p text:style-name="P1">&lt;filter&gt;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842cm" svg:y1="7.112cm" svg:x2="6.75cm" svg:y2="7.112cm">
          <text:p/>
        </draw:line>
        <draw:line draw:style-name="gr2" draw:text-style-name="P2" draw:layer="layout" svg:x1="10.306cm" svg:y1="7.112cm" svg:x2="11.43cm" svg:y2="7.112cm">
          <text:p/>
        </draw:line>
        <draw:line draw:style-name="gr2" draw:text-style-name="P2" draw:layer="layout" svg:x1="11.318cm" svg:y1="7.112cm" svg:x2="12.588cm" svg:y2="7.112cm">
          <text:p/>
        </draw:line>
        <draw:line draw:style-name="gr2" draw:text-style-name="P2" draw:layer="layout" svg:x1="11.43cm" svg:y1="4.318cm" svg:x2="12.7cm" svg:y2="4.318cm">
          <text:p/>
        </draw:line>
        <draw:line draw:style-name="gr2" draw:text-style-name="P2" draw:layer="layout" svg:x1="11.43cm" svg:y1="2.54cm" svg:x2="12.7cm" svg:y2="2.54cm">
          <text:p/>
        </draw:line>
        <draw:line draw:style-name="gr3" draw:text-style-name="P2" draw:layer="layout" svg:x1="11.43cm" svg:y1="2.54cm" svg:x2="11.43cm" svg:y2="7.112cm">
          <text:p/>
        </draw:line>
        <draw:line draw:style-name="gr2" draw:text-style-name="P2" draw:layer="layout" svg:x1="16.002cm" svg:y1="7.112cm" svg:x2="17.018cm" svg:y2="7.112cm">
          <text:p/>
        </draw:line>
        <draw:line draw:style-name="gr2" draw:text-style-name="P2" draw:layer="layout" svg:x1="21.844cm" svg:y1="7.112cm" svg:x2="22.86cm" svg:y2="7.112cm">
          <text:p/>
        </draw:line>
        <draw:custom-shape draw:style-name="gr1" draw:text-style-name="P1" draw:layer="layout" svg:width="3.302cm" svg:height="2.032cm" svg:x="2.54cm" svg:y="13.97cm">
          <text:p text:style-name="P1">APRSI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2.032cm" svg:x="21.844cm" svg:y="13.97cm">
          <text:p text:style-name="P1">Tx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032cm" svg:x="6.75cm" svg:y="13.97cm">
          <text:p text:style-name="P1">APRSIS</text:p>
          <text:p text:style-name="P1">filt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54cm" svg:x="12.7cm" svg:y="13.716cm">
          <text:p text:style-name="P1">Digipeater</text:p>
          <text:p text:style-name="P1">source</text:p>
          <text:p text:style-name="P1">&lt;filter&gt;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7.018cm" svg:y="13.716cm">
          <text:p text:style-name="P1">Digipeater</text:p>
          <text:p text:style-name="P1">Tx Interface</text:p>
          <text:p text:style-name="P1">&lt;filter&gt;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842cm" svg:y1="14.986cm" svg:x2="6.75cm" svg:y2="14.986cm">
          <text:p/>
        </draw:line>
        <draw:line draw:style-name="gr2" draw:text-style-name="P2" draw:layer="layout" svg:x1="10.306cm" svg:y1="14.986cm" svg:x2="11.43cm" svg:y2="14.986cm">
          <text:p/>
        </draw:line>
        <draw:line draw:style-name="gr2" draw:text-style-name="P2" draw:layer="layout" svg:x1="11.318cm" svg:y1="14.986cm" svg:x2="12.588cm" svg:y2="14.986cm">
          <text:p/>
        </draw:line>
        <draw:line draw:style-name="gr2" draw:text-style-name="P2" draw:layer="layout" svg:x1="11.43cm" svg:y1="12.954cm" svg:x2="12.7cm" svg:y2="12.954cm">
          <text:p/>
        </draw:line>
        <draw:line draw:style-name="gr2" draw:text-style-name="P2" draw:layer="layout" svg:x1="11.43cm" svg:y1="17.018cm" svg:x2="12.7cm" svg:y2="17.018cm">
          <text:p/>
        </draw:line>
        <draw:line draw:style-name="gr3" draw:text-style-name="P2" draw:layer="layout" svg:x1="11.43cm" svg:y1="12.954cm" svg:x2="11.43cm" svg:y2="17.018cm">
          <text:p/>
        </draw:line>
        <draw:line draw:style-name="gr2" draw:text-style-name="P2" draw:layer="layout" svg:x1="16.002cm" svg:y1="14.986cm" svg:x2="17.018cm" svg:y2="14.986cm">
          <text:p/>
        </draw:line>
        <draw:line draw:style-name="gr2" draw:text-style-name="P2" draw:layer="layout" svg:x1="20.828cm" svg:y1="14.986cm" svg:x2="21.844cm" svg:y2="14.986cm">
          <text:p/>
        </draw:line>
        <draw:custom-shape draw:style-name="gr1" draw:text-style-name="P1" draw:layer="layout" svg:width="3.302cm" svg:height="1.524cm" svg:x="12.7cm" svg:y="3.556cm">
          <text:p text:style-name="P1">APRSI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018cm" svg:y1="7.112cm" svg:x2="18.034cm" svg:y2="7.112cm">
          <text:p/>
        </draw:line>
        <draw:custom-shape draw:style-name="gr1" draw:text-style-name="P1" draw:layer="layout" svg:width="3.302cm" svg:height="2.286cm" svg:x="12.7cm" svg:y="8.89cm">
          <text:p text:style-name="P1">Digipeater</text:p>
          <text:p text:style-name="P1">source</text:p>
          <text:p text:style-name="P1">&lt;filter&gt;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002cm" svg:y1="9.906cm" svg:x2="17.018cm" svg:y2="9.906cm">
          <text:p/>
        </draw:line>
        <draw:line draw:style-name="gr2" draw:text-style-name="P2" draw:layer="layout" svg:x1="17.018cm" svg:y1="9.906cm" svg:x2="17.018cm" svg:y2="7.112cm">
          <text:p/>
        </draw:lin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3.302cm" svg:height="2.032cm" svg:x="2.54cm" svg:y="6.096cm">
          <text:p text:style-name="P1">Rx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032cm" svg:x="6.75cm" svg:y="6.096cm">
          <text:p text:style-name="P1">Interface</text:p>
          <text:p text:style-name="P1">Rx filter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842cm" svg:y1="7.112cm" svg:x2="6.75cm" svg:y2="7.112cm">
          <text:p/>
        </draw:line>
        <draw:line draw:style-name="gr2" draw:text-style-name="P2" draw:layer="layout" svg:x1="10.306cm" svg:y1="7.112cm" svg:x2="11.576cm" svg:y2="7.112cm">
          <text:p/>
        </draw:line>
        <draw:custom-shape draw:style-name="gr1" draw:text-style-name="P1" draw:layer="layout" svg:width="3.302cm" svg:height="1.524cm" svg:x="11.43cm" svg:y="6.35cm">
          <text:p text:style-name="P1">APRSI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3.302cm" svg:height="2.032cm" svg:x="2.54cm" svg:y="6.096cm">
          <text:p text:style-name="P1">Rx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2.032cm" svg:x="21.082cm" svg:y="6.096cm">
          <text:p text:style-name="P1">Tx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032cm" svg:x="6.75cm" svg:y="6.096cm">
          <text:p text:style-name="P1">Interface</text:p>
          <text:p text:style-name="P1">Rx filt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54cm" svg:x="11.684cm" svg:y="5.842cm">
          <text:p text:style-name="P1">Digipeater</text:p>
          <text:p text:style-name="P1">source</text:p>
          <text:p text:style-name="P1">&lt;filter&gt;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6.256cm" svg:y="5.842cm">
          <text:p text:style-name="P1">Digipeater</text:p>
          <text:p text:style-name="P1">Tx Interface</text:p>
          <text:p text:style-name="P1">&lt;filter&gt;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842cm" svg:y1="7.112cm" svg:x2="6.75cm" svg:y2="7.112cm">
          <text:p/>
        </draw:line>
        <draw:line draw:style-name="gr2" draw:text-style-name="P2" draw:layer="layout" svg:x1="10.334cm" svg:y1="7.112cm" svg:x2="11.604cm" svg:y2="7.112cm">
          <text:p/>
        </draw:line>
        <draw:line draw:style-name="gr2" draw:text-style-name="P2" draw:layer="layout" svg:x1="20.066cm" svg:y1="7.112cm" svg:x2="21.082cm" svg:y2="7.112cm">
          <text:p/>
        </draw:line>
        <draw:custom-shape draw:style-name="gr1" draw:text-style-name="P1" draw:layer="layout" svg:width="3.302cm" svg:height="2.032cm" svg:x="2.54cm" svg:y="13.97cm">
          <text:p text:style-name="P1">APRSI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2.032cm" svg:x="21.844cm" svg:y="13.97cm">
          <text:p text:style-name="P1">Tx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032cm" svg:x="6.75cm" svg:y="13.97cm">
          <text:p text:style-name="P1">APRSIS</text:p>
          <text:p text:style-name="P1">filt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54cm" svg:x="12.7cm" svg:y="13.716cm">
          <text:p text:style-name="P1">Digipeater</text:p>
          <text:p text:style-name="P1">source</text:p>
          <text:p text:style-name="P1">&lt;filter&gt;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7.018cm" svg:y="13.716cm">
          <text:p text:style-name="P1">Digipeater</text:p>
          <text:p text:style-name="P1">Tx Interface</text:p>
          <text:p text:style-name="P1">&lt;filter&gt;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842cm" svg:y1="14.986cm" svg:x2="6.75cm" svg:y2="14.986cm">
          <text:p/>
        </draw:line>
        <draw:line draw:style-name="gr2" draw:text-style-name="P2" draw:layer="layout" svg:x1="10.306cm" svg:y1="14.986cm" svg:x2="11.43cm" svg:y2="14.986cm">
          <text:p/>
        </draw:line>
        <draw:line draw:style-name="gr2" draw:text-style-name="P2" draw:layer="layout" svg:x1="11.318cm" svg:y1="14.986cm" svg:x2="12.588cm" svg:y2="14.986cm">
          <text:p/>
        </draw:line>
        <draw:line draw:style-name="gr2" draw:text-style-name="P2" draw:layer="layout" svg:x1="11.43cm" svg:y1="12.954cm" svg:x2="12.7cm" svg:y2="12.954cm">
          <text:p/>
        </draw:line>
        <draw:line draw:style-name="gr2" draw:text-style-name="P2" draw:layer="layout" svg:x1="11.43cm" svg:y1="17.018cm" svg:x2="12.7cm" svg:y2="17.018cm">
          <text:p/>
        </draw:line>
        <draw:line draw:style-name="gr3" draw:text-style-name="P2" draw:layer="layout" svg:x1="11.43cm" svg:y1="12.954cm" svg:x2="11.43cm" svg:y2="17.018cm">
          <text:p/>
        </draw:line>
        <draw:line draw:style-name="gr2" draw:text-style-name="P2" draw:layer="layout" svg:x1="16.002cm" svg:y1="14.986cm" svg:x2="17.018cm" svg:y2="14.986cm">
          <text:p/>
        </draw:line>
        <draw:line draw:style-name="gr2" draw:text-style-name="P2" draw:layer="layout" svg:x1="20.828cm" svg:y1="14.986cm" svg:x2="21.844cm" svg:y2="14.986cm">
          <text:p/>
        </draw:line>
        <draw:line draw:style-name="gr2" draw:text-style-name="P2" draw:layer="layout" svg:x1="14.986cm" svg:y1="7.112cm" svg:x2="16.256cm" svg:y2="7.112cm">
          <text:p/>
        </draw:lin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3.302cm" svg:height="2.032cm" svg:x="2.54cm" svg:y="6.096cm">
          <text:p text:style-name="P1">Rx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2.032cm" svg:x="21.844cm" svg:y="6.096cm">
          <text:p text:style-name="P1">Tx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032cm" svg:x="6.75cm" svg:y="6.096cm">
          <text:p text:style-name="P1">Interface</text:p>
          <text:p text:style-name="P1">Rx filt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54cm" svg:x="12.7cm" svg:y="5.842cm">
          <text:p text:style-name="P1">Digipeater</text:p>
          <text:p text:style-name="P1">source</text:p>
          <text:p text:style-name="P1">&lt;filter&gt;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7.018cm" svg:y="5.842cm">
          <text:p text:style-name="P1">Digipeater</text:p>
          <text:p text:style-name="P1">Tx Interface</text:p>
          <text:p text:style-name="P1">&lt;filter&gt;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842cm" svg:y1="7.112cm" svg:x2="6.75cm" svg:y2="7.112cm">
          <text:p/>
        </draw:line>
        <draw:line draw:style-name="gr2" draw:text-style-name="P2" draw:layer="layout" svg:x1="10.306cm" svg:y1="7.112cm" svg:x2="11.43cm" svg:y2="7.112cm">
          <text:p/>
        </draw:line>
        <draw:line draw:style-name="gr2" draw:text-style-name="P2" draw:layer="layout" svg:x1="11.318cm" svg:y1="7.112cm" svg:x2="12.588cm" svg:y2="7.112cm">
          <text:p/>
        </draw:line>
        <draw:line draw:style-name="gr2" draw:text-style-name="P2" draw:layer="layout" svg:x1="11.43cm" svg:y1="4.318cm" svg:x2="12.7cm" svg:y2="4.318cm">
          <text:p/>
        </draw:line>
        <draw:line draw:style-name="gr3" draw:text-style-name="P2" draw:layer="layout" svg:x1="11.43cm" svg:y1="4.318cm" svg:x2="11.43cm" svg:y2="7.112cm">
          <text:p/>
        </draw:line>
        <draw:line draw:style-name="gr2" draw:text-style-name="P2" draw:layer="layout" svg:x1="20.828cm" svg:y1="7.112cm" svg:x2="21.844cm" svg:y2="7.112cm">
          <text:p/>
        </draw:line>
        <draw:custom-shape draw:style-name="gr1" draw:text-style-name="P1" draw:layer="layout" svg:width="3.302cm" svg:height="2.032cm" svg:x="2.54cm" svg:y="13.97cm">
          <text:p text:style-name="P1">APRSI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2.032cm" svg:x="21.844cm" svg:y="13.97cm">
          <text:p text:style-name="P1">Tx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032cm" svg:x="6.75cm" svg:y="13.97cm">
          <text:p text:style-name="P1">APRSIS</text:p>
          <text:p text:style-name="P1">filt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54cm" svg:x="12.7cm" svg:y="13.716cm">
          <text:p text:style-name="P1">Digipeater</text:p>
          <text:p text:style-name="P1">source</text:p>
          <text:p text:style-name="P1">&lt;filter&gt;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7.018cm" svg:y="13.716cm">
          <text:p text:style-name="P1">Digipeater</text:p>
          <text:p text:style-name="P1">Tx Interface</text:p>
          <text:p text:style-name="P1">&lt;filter&gt;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842cm" svg:y1="14.986cm" svg:x2="6.75cm" svg:y2="14.986cm">
          <text:p/>
        </draw:line>
        <draw:line draw:style-name="gr2" draw:text-style-name="P2" draw:layer="layout" svg:x1="10.306cm" svg:y1="14.986cm" svg:x2="11.43cm" svg:y2="14.986cm">
          <text:p/>
        </draw:line>
        <draw:line draw:style-name="gr2" draw:text-style-name="P2" draw:layer="layout" svg:x1="11.318cm" svg:y1="14.986cm" svg:x2="12.588cm" svg:y2="14.986cm">
          <text:p/>
        </draw:line>
        <draw:line draw:style-name="gr2" draw:text-style-name="P2" draw:layer="layout" svg:x1="11.43cm" svg:y1="12.954cm" svg:x2="12.7cm" svg:y2="12.954cm">
          <text:p/>
        </draw:line>
        <draw:line draw:style-name="gr2" draw:text-style-name="P2" draw:layer="layout" svg:x1="11.43cm" svg:y1="17.018cm" svg:x2="12.7cm" svg:y2="17.018cm">
          <text:p/>
        </draw:line>
        <draw:line draw:style-name="gr3" draw:text-style-name="P2" draw:layer="layout" svg:x1="11.43cm" svg:y1="12.954cm" svg:x2="11.43cm" svg:y2="17.018cm">
          <text:p/>
        </draw:line>
        <draw:line draw:style-name="gr2" draw:text-style-name="P2" draw:layer="layout" svg:x1="16.002cm" svg:y1="14.986cm" svg:x2="17.018cm" svg:y2="14.986cm">
          <text:p/>
        </draw:line>
        <draw:line draw:style-name="gr2" draw:text-style-name="P2" draw:layer="layout" svg:x1="20.828cm" svg:y1="14.986cm" svg:x2="21.844cm" svg:y2="14.986cm">
          <text:p/>
        </draw:line>
        <draw:custom-shape draw:style-name="gr1" draw:text-style-name="P1" draw:layer="layout" svg:width="3.302cm" svg:height="1.524cm" svg:x="12.7cm" svg:y="3.556cm">
          <text:p text:style-name="P1">APRSI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002cm" svg:y1="7.112cm" svg:x2="17.018cm" svg:y2="7.112cm">
          <text:p/>
        </draw:lin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3.302cm" svg:height="2.032cm" svg:x="2.54cm" svg:y="6.096cm">
          <text:p text:style-name="P1">Rx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2.032cm" svg:x="22.86cm" svg:y="6.096cm">
          <text:p text:style-name="P1">Tx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032cm" svg:x="6.75cm" svg:y="6.096cm">
          <text:p text:style-name="P1">Interface</text:p>
          <text:p text:style-name="P1">Rx filt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54cm" svg:x="12.7cm" svg:y="5.842cm">
          <text:p text:style-name="P1">Digipeater</text:p>
          <text:p text:style-name="P1">source</text:p>
          <text:p text:style-name="P1">&lt;filter&gt;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8.034cm" svg:y="5.842cm">
          <text:p text:style-name="P1">Digipeater</text:p>
          <text:p text:style-name="P1">Tx Interface</text:p>
          <text:p text:style-name="P1">&lt;filter&gt;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842cm" svg:y1="7.112cm" svg:x2="6.75cm" svg:y2="7.112cm">
          <text:p/>
        </draw:line>
        <draw:line draw:style-name="gr2" draw:text-style-name="P2" draw:layer="layout" svg:x1="10.306cm" svg:y1="7.112cm" svg:x2="11.43cm" svg:y2="7.112cm">
          <text:p/>
        </draw:line>
        <draw:line draw:style-name="gr2" draw:text-style-name="P2" draw:layer="layout" svg:x1="11.318cm" svg:y1="7.112cm" svg:x2="12.588cm" svg:y2="7.112cm">
          <text:p/>
        </draw:line>
        <draw:line draw:style-name="gr2" draw:text-style-name="P2" draw:layer="layout" svg:x1="11.43cm" svg:y1="4.318cm" svg:x2="12.7cm" svg:y2="4.318cm">
          <text:p/>
        </draw:line>
        <draw:line draw:style-name="gr2" draw:text-style-name="P2" draw:layer="layout" svg:x1="11.43cm" svg:y1="2.54cm" svg:x2="12.7cm" svg:y2="2.54cm">
          <text:p/>
        </draw:line>
        <draw:line draw:style-name="gr3" draw:text-style-name="P2" draw:layer="layout" svg:x1="11.43cm" svg:y1="2.54cm" svg:x2="11.43cm" svg:y2="7.112cm">
          <text:p/>
        </draw:line>
        <draw:line draw:style-name="gr2" draw:text-style-name="P2" draw:layer="layout" svg:x1="16.002cm" svg:y1="7.112cm" svg:x2="17.018cm" svg:y2="7.112cm">
          <text:p/>
        </draw:line>
        <draw:line draw:style-name="gr2" draw:text-style-name="P2" draw:layer="layout" svg:x1="21.844cm" svg:y1="7.112cm" svg:x2="22.86cm" svg:y2="7.112cm">
          <text:p/>
        </draw:line>
        <draw:custom-shape draw:style-name="gr1" draw:text-style-name="P1" draw:layer="layout" svg:width="3.302cm" svg:height="2.032cm" svg:x="2.54cm" svg:y="13.97cm">
          <text:p text:style-name="P1">APRSI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2.032cm" svg:x="20.828cm" svg:y="13.97cm">
          <text:p text:style-name="P1">Tx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032cm" svg:x="6.75cm" svg:y="13.97cm">
          <text:p text:style-name="P1">APRSIS</text:p>
          <text:p text:style-name="P1">filt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54cm" svg:x="11.684cm" svg:y="13.716cm">
          <text:p text:style-name="P1">Digipeater</text:p>
          <text:p text:style-name="P1">source</text:p>
          <text:p text:style-name="P1">&lt;filter&gt;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6.002cm" svg:y="13.716cm">
          <text:p text:style-name="P1">Digipeater</text:p>
          <text:p text:style-name="P1">Tx Interface</text:p>
          <text:p text:style-name="P1">&lt;filter&gt;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842cm" svg:y1="14.986cm" svg:x2="6.75cm" svg:y2="14.986cm">
          <text:p/>
        </draw:line>
        <draw:line draw:style-name="gr2" draw:text-style-name="P2" draw:layer="layout" svg:x1="10.302cm" svg:y1="14.986cm" svg:x2="11.572cm" svg:y2="14.986cm">
          <text:p/>
        </draw:line>
        <draw:line draw:style-name="gr2" draw:text-style-name="P2" draw:layer="layout" svg:x1="14.986cm" svg:y1="14.986cm" svg:x2="16.002cm" svg:y2="14.986cm">
          <text:p/>
        </draw:line>
        <draw:line draw:style-name="gr2" draw:text-style-name="P2" draw:layer="layout" svg:x1="19.812cm" svg:y1="14.986cm" svg:x2="20.828cm" svg:y2="14.986cm">
          <text:p/>
        </draw:line>
        <draw:custom-shape draw:style-name="gr1" draw:text-style-name="P1" draw:layer="layout" svg:width="3.302cm" svg:height="1.524cm" svg:x="12.7cm" svg:y="3.556cm">
          <text:p text:style-name="P1">APRSI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018cm" svg:y1="7.112cm" svg:x2="18.034cm" svg:y2="7.112cm">
          <text:p/>
        </draw:line>
        <draw:custom-shape draw:style-name="gr1" draw:text-style-name="P1" draw:layer="layout" svg:width="3.302cm" svg:height="2.286cm" svg:x="12.7cm" svg:y="8.89cm">
          <text:p text:style-name="P1">Digipeater</text:p>
          <text:p text:style-name="P1">source</text:p>
          <text:p text:style-name="P1">&lt;filter&gt;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002cm" svg:y1="9.906cm" svg:x2="17.018cm" svg:y2="9.906cm">
          <text:p/>
        </draw:line>
        <draw:line draw:style-name="gr2" draw:text-style-name="P2" draw:layer="layout" svg:x1="17.018cm" svg:y1="9.906cm" svg:x2="17.018cm" svg:y2="7.112cm">
          <text:p/>
        </draw:lin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3.302cm" svg:height="2.032cm" svg:x="2.54cm" svg:y="6.096cm">
          <text:p text:style-name="P1">Rx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2.032cm" svg:x="22.86cm" svg:y="6.096cm">
          <text:p text:style-name="P1">Tx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032cm" svg:x="6.75cm" svg:y="6.096cm">
          <text:p text:style-name="P1">Interface</text:p>
          <text:p text:style-name="P1">Rx filt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54cm" svg:x="12.7cm" svg:y="5.842cm">
          <text:p text:style-name="P1">Digipeater</text:p>
          <text:p text:style-name="P1">source</text:p>
          <text:p text:style-name="P1">&lt;filter&gt;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8.034cm" svg:y="5.842cm">
          <text:p text:style-name="P1">Digipeater</text:p>
          <text:p text:style-name="P1">Tx Interface</text:p>
          <text:p text:style-name="P1">&lt;filter&gt;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842cm" svg:y1="7.112cm" svg:x2="6.75cm" svg:y2="7.112cm">
          <text:p/>
        </draw:line>
        <draw:line draw:style-name="gr2" draw:text-style-name="P2" draw:layer="layout" svg:x1="10.306cm" svg:y1="7.112cm" svg:x2="11.43cm" svg:y2="7.112cm">
          <text:p/>
        </draw:line>
        <draw:line draw:style-name="gr2" draw:text-style-name="P2" draw:layer="layout" svg:x1="11.318cm" svg:y1="7.112cm" svg:x2="12.588cm" svg:y2="7.112cm">
          <text:p/>
        </draw:line>
        <draw:line draw:style-name="gr2" draw:text-style-name="P2" draw:layer="layout" svg:x1="11.43cm" svg:y1="4.318cm" svg:x2="12.7cm" svg:y2="4.318cm">
          <text:p/>
        </draw:line>
        <draw:line draw:style-name="gr3" draw:text-style-name="P2" draw:layer="layout" svg:x1="11.43cm" svg:y1="4.318cm" svg:x2="11.43cm" svg:y2="7.112cm">
          <text:p/>
        </draw:line>
        <draw:line draw:style-name="gr2" draw:text-style-name="P2" draw:layer="layout" svg:x1="16.002cm" svg:y1="7.112cm" svg:x2="17.018cm" svg:y2="7.112cm">
          <text:p/>
        </draw:line>
        <draw:line draw:style-name="gr2" draw:text-style-name="P2" draw:layer="layout" svg:x1="21.844cm" svg:y1="7.112cm" svg:x2="22.86cm" svg:y2="7.112cm">
          <text:p/>
        </draw:line>
        <draw:custom-shape draw:style-name="gr1" draw:text-style-name="P1" draw:layer="layout" svg:width="3.302cm" svg:height="2.032cm" svg:x="2.54cm" svg:y="8.89cm">
          <text:p text:style-name="P1">APRSI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032cm" svg:x="6.75cm" svg:y="8.89cm">
          <text:p text:style-name="P1">APRSIS</text:p>
          <text:p text:style-name="P1">filter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842cm" svg:y1="9.906cm" svg:x2="6.75cm" svg:y2="9.906cm">
          <text:p/>
        </draw:line>
        <draw:line draw:style-name="gr2" draw:text-style-name="P2" draw:layer="layout" svg:x1="10.306cm" svg:y1="9.906cm" svg:x2="12.7cm" svg:y2="9.906cm">
          <text:p/>
        </draw:line>
        <draw:custom-shape draw:style-name="gr1" draw:text-style-name="P1" draw:layer="layout" svg:width="3.302cm" svg:height="1.524cm" svg:x="12.7cm" svg:y="3.556cm">
          <text:p text:style-name="P1">APRSI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018cm" svg:y1="7.112cm" svg:x2="18.034cm" svg:y2="7.112cm">
          <text:p/>
        </draw:line>
        <draw:custom-shape draw:style-name="gr1" draw:text-style-name="P1" draw:layer="layout" svg:width="3.302cm" svg:height="2.286cm" svg:x="12.7cm" svg:y="8.89cm">
          <text:p text:style-name="P1">Digipeater</text:p>
          <text:p text:style-name="P1">source</text:p>
          <text:p text:style-name="P1">&lt;filter&gt;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002cm" svg:y1="9.906cm" svg:x2="17.018cm" svg:y2="9.906cm">
          <text:p/>
        </draw:line>
        <draw:line draw:style-name="gr2" draw:text-style-name="P2" draw:layer="layout" svg:x1="17.018cm" svg:y1="9.906cm" svg:x2="17.018cm" svg:y2="7.112cm">
          <text:p/>
        </draw:lin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i Aarnio</meta:initial-creator>
    <meta:creation-date>2012-07-29T01:00:05</meta:creation-date>
    <meta:editing-duration>PT31M37S</meta:editing-duration>
    <meta:editing-cycles>13</meta:editing-cycles>
    <dc:date>2012-08-04T18:26:03</dc:date>
    <dc:creator>Matti Aarnio</dc:creator>
    <meta:generator>LibreOffice/3.4$Unix LibreOffice_project/340m1$Build-502</meta:generator>
    <meta:document-statistic meta:object-count="165"/>
  </office:meta>
</office:document-meta>
</file>